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JavamailStoreMailRepository.generateKey( String ha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ToMsgMap.getSt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KeyToMsgMap.KeyToMs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shJavamailStoreMailRepository.getMessageCou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eyToMsgMap.getMsgObj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ToMsgMap.getBy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KeyToMsgMap.removeByKey( String key , boolean decr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KeyToMsgMap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JavamailStoreMailRepository.createAdapt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JavamailStoreMailRepository.getMessageFromInbox( String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ashJavamailStoreMailRepository.getKeyToMsg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ashJavamailStoreMailRepository.remove( String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ashJavamailStoreMailRepository.rehash( String filterke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ashJavamailStoreMailRepository.calcMessageHash( MimeMessage m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ashe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JavamailStoreMailRepository.store( Mail m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HashJavamailStoreMailRepository.retrieve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KeyToMsgMap.retainAllListedAndAddedByKeys( String [ ] keysBefore , String [ ] lis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asherOutputStream.get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JavamailStoreMailRepository.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KeyToMsgMap.contains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KeyToMsgMap.put( final MimeMessage mm , String key , final int no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